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c4c4c" draw:fill-hatch-name="Black_20_0_20_Degrees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808080" draw:fill="solid" draw:fill-color="#4c4c4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74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62cm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color="#ffffff" fo:font-size="16pt" style:font-size-asian="16pt" style:font-size-complex="16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center"/>
      <style:text-properties fo:color="#ff8080" fo:font-size="12pt" style:font-size-asian="12pt" style:font-size-complex="12pt"/>
    </style:style>
    <style:style style:name="P7" style:family="paragraph">
      <style:paragraph-properties fo:text-align="center"/>
      <style:text-properties fo:color="#ffffff" fo:font-size="36pt" style:font-size-asian="36pt" style:font-size-complex="36pt"/>
    </style:style>
    <style:style style:name="P8" style:family="paragraph">
      <style:paragraph-properties fo:text-align="center"/>
      <style:text-properties fo:color="#ffffff" fo:font-size="11pt" style:font-size-asian="11pt" style:font-size-complex="11pt"/>
    </style:style>
    <style:style style:name="P9" style:family="paragraph">
      <style:paragraph-properties fo:text-align="center"/>
      <style:text-properties fo:color="#99ccff" fo:font-size="14pt" style:font-size-asian="14pt" style:font-size-complex="14pt"/>
    </style:style>
    <style:style style:name="P10" style:family="paragraph">
      <style:paragraph-properties fo:text-align="center"/>
      <style:text-properties fo:color="#00b8ff" fo:font-size="14pt" style:font-size-asian="14pt" style:font-size-complex="14pt"/>
    </style:style>
    <style:style style:name="P11" style:family="paragraph">
      <style:paragraph-properties fo:text-align="center"/>
      <style:text-properties fo:color="#4c4c4c" fo:font-size="24pt" style:font-size-asian="24pt" style:font-size-complex="24pt"/>
    </style:style>
    <style:style style:name="P12" style:family="paragraph">
      <style:paragraph-properties fo:text-align="center"/>
      <style:text-properties fo:color="#ff8080" fo:font-size="16pt" style:font-size-asian="16pt" style:font-size-complex="16pt"/>
    </style:style>
    <style:style style:name="P13" style:family="paragraph">
      <style:paragraph-properties fo:margin-left="0cm" fo:margin-right="0cm" fo:text-align="center" fo:text-indent="0cm"/>
      <style:text-properties fo:color="#000080" fo:font-size="12pt" style:font-size-asian="12pt" style:font-size-complex="12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center"/>
      <style:text-properties fo:color="#4c4c4c" fo:font-size="12pt" style:font-size-asian="12pt" style:font-size-complex="12pt"/>
    </style:style>
    <style:style style:name="P16" style:family="paragraph">
      <style:paragraph-properties fo:margin-left="0cm" fo:margin-right="0cm" fo:text-align="center" fo:text-indent="0cm"/>
      <style:text-properties fo:color="#4c4c4c"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text-align="center"/>
      <style:text-properties fo:color="#808080" fo:font-size="24pt" style:font-size-asian="24pt" style:font-size-complex="24pt"/>
    </style:style>
    <style:style style:name="P20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8080" fo:font-size="14pt" style:font-size-asian="14pt" style:font-size-complex="14pt"/>
    </style:style>
    <style:style style:name="T6" style:family="text">
      <style:text-properties fo:color="#99ccff" fo:font-size="14pt" style:font-size-asian="14pt" style:font-size-complex="14pt"/>
    </style:style>
    <style:style style:name="T7" style:family="text">
      <style:text-properties fo:color="#4c4c4c" fo:font-size="24pt" style:font-size-asian="24pt" style:font-size-complex="24pt"/>
    </style:style>
    <style:style style:name="T8" style:family="text">
      <style:text-properties fo:color="#000080" fo:font-size="12pt" style:font-size-asian="12pt" style:font-size-complex="12pt"/>
    </style:style>
    <style:style style:name="T9" style:family="text">
      <style:text-properties fo:color="#ff8080" fo:font-size="16pt" style:font-size-asian="16pt" style:font-size-complex="16pt"/>
    </style:style>
    <style:style style:name="T10" style:family="text">
      <style:text-properties fo:color="#4c4c4c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808080" fo:font-size="24pt" style:font-size-asian="24pt" style:font-size-complex="24pt"/>
    </style:style>
    <style:style style:name="T13" style:family="text">
      <style:text-properties fo:color="#4c4c4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28cm" svg:height="1cm" svg:x="0cm" svg:y="0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3cm" svg:x="0cm" svg:y="1cm">
          <text:p text:style-name="P1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cm" svg:x="0cm" svg:y="20cm">
          <text:p text:style-name="P1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1.4cm" svg:y="3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16cm" svg:height="0.95cm" svg:x="0.347cm" svg:y="3.05cm">
          <draw:text-box>
            <text:p text:style-name="P3"><text:span text:style-name="T1">Escrever</text:span></text:p>
          </draw:text-box>
        </draw:frame>
        <draw:frame draw:style-name="gr4" draw:text-style-name="P4" draw:layer="layout" svg:width="2.974cm" svg:height="0.95cm" svg:x="3cm" svg:y="3.05cm">
          <draw:text-box>
            <text:p text:style-name="P3"><text:span text:style-name="T1">Gerenciar</text:span></text:p>
          </draw:text-box>
        </draw:frame>
        <draw:frame draw:style-name="gr4" draw:text-style-name="P4" draw:layer="layout" svg:width="1.891cm" svg:height="0.95cm" svg:x="6cm" svg:y="3.05cm">
          <draw:text-box>
            <text:p text:style-name="P3"><text:span text:style-name="T1">Tema</text:span></text:p>
          </draw:text-box>
        </draw:frame>
        <draw:frame draw:style-name="gr4" draw:text-style-name="P4" draw:layer="layout" svg:width="3.698cm" svg:height="0.95cm" svg:x="7.802cm" svg:y="3.05cm">
          <draw:text-box>
            <text:p text:style-name="P3"><text:span text:style-name="T1">Comentários</text:span></text:p>
          </draw:text-box>
        </draw:frame>
        <draw:frame draw:style-name="gr4" draw:text-style-name="P5" draw:layer="layout" svg:width="2.174cm" svg:height="0.78cm" svg:x="25.5cm" svg:y="3.22cm">
          <draw:text-box>
            <text:p text:style-name="P3"><text:span text:style-name="T2">Usuários</text:span></text:p>
          </draw:text-box>
        </draw:frame>
        <draw:frame draw:style-name="gr4" draw:text-style-name="P6" draw:layer="layout" svg:width="2.487cm" svg:height="0.78cm" svg:x="23.013cm" svg:y="3.22cm">
          <draw:text-box>
            <text:p text:style-name="P3"><text:span text:style-name="T2">Extensões</text:span></text:p>
          </draw:text-box>
        </draw:frame>
        <draw:frame draw:style-name="gr4" draw:text-style-name="P5" draw:layer="layout" svg:width="1.967cm" svg:height="0.78cm" svg:x="21.033cm" svg:y="3.22cm">
          <draw:text-box>
            <text:p text:style-name="P3"><text:span text:style-name="T2">Opções</text:span></text:p>
          </draw:text-box>
        </draw:frame>
        <draw:frame draw:style-name="gr4" draw:text-style-name="P7" draw:layer="layout" svg:width="3.046cm" svg:height="1.826cm" svg:x="0.454cm" svg:y="1cm">
          <draw:text-box>
            <text:p text:style-name="P3"><text:span text:style-name="T3">Blog</text:span></text:p>
          </draw:text-box>
        </draw:frame>
        <draw:frame draw:style-name="gr4" draw:text-style-name="P8" draw:layer="layout" svg:width="1.569cm" svg:height="0.738cm" svg:x="0.431cm" svg:y="0.262cm">
          <draw:text-box>
            <text:p text:style-name="P3"><text:span text:style-name="T4">Painel</text:span></text:p>
          </draw:text-box>
        </draw:frame>
        <draw:frame draw:style-name="gr4" draw:text-style-name="P8" draw:layer="layout" svg:width="1.56cm" svg:height="0.738cm" svg:x="26cm" svg:y="0.262cm">
          <draw:text-box>
            <text:p text:style-name="P3"><text:span text:style-name="T4">logout</text:span></text:p>
          </draw:text-box>
        </draw:frame>
        <draw:frame draw:style-name="gr4" draw:text-style-name="P8" draw:layer="layout" svg:width="0.604cm" svg:height="0.738cm" svg:x="25.5cm" svg:y="0.262cm">
          <draw:text-box>
            <text:p text:style-name="P3"><text:span text:style-name="T4">|</text:span></text:p>
          </draw:text-box>
        </draw:frame>
        <draw:frame draw:style-name="gr4" draw:text-style-name="P8" draw:layer="layout" svg:width="1.776cm" svg:height="0.738cm" svg:x="24cm" svg:y="0.262cm">
          <draw:text-box>
            <text:p text:style-name="P3"><text:span text:style-name="T4">usuário</text:span></text:p>
          </draw:text-box>
        </draw:frame>
        <draw:frame draw:style-name="gr4" draw:text-style-name="P9" draw:layer="layout" svg:width="1.933cm" svg:height="0.869cm" svg:x="0.5cm" svg:y="4.131cm">
          <draw:text-box>
            <text:p text:style-name="P3"><text:span text:style-name="T5">Capas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4" draw:text-style-name="P9" draw:layer="layout" svg:width="1.797cm" svg:height="0.869cm" svg:x="2.5cm" svg:y="4.131cm">
          <draw:text-box>
            <text:p text:style-name="P3"><text:span text:style-name="T6">Areas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10" draw:layer="layout" svg:width="2.458cm" svg:height="0.869cm" svg:x="4.5cm" svg:y="4.131cm">
          <draw:text-box>
            <text:p text:style-name="P3"><text:span text:style-name="T6">Usuários</text:span></text:p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" draw:text-style-name="P11" draw:layer="layout" svg:width="2.945cm" svg:height="1.301cm" svg:x="0.5cm" svg:y="5.199cm">
          <draw:text-box>
            <text:p text:style-name="P3"><text:span text:style-name="T7">Capas</text:span></text:p>
          </draw:text-box>
        </draw:frame>
        <draw:line draw:style-name="gr5" draw:text-style-name="P2" draw:layer="layout" svg:x1="0.5cm" svg:y1="6.4cm" svg:x2="27.5cm" svg:y2="6.4cm">
          <text:p text:style-name="P14"/>
        </draw:line>
        <draw:frame draw:style-name="gr4" draw:text-style-name="P5" draw:layer="layout" svg:width="2.589cm" svg:height="0.78cm" svg:x="0.411cm" svg:y="20.22cm">
          <draw:text-box>
            <text:p text:style-name="P3"><text:span text:style-name="T2">WordPress</text:span></text:p>
          </draw:text-box>
        </draw:frame>
        <draw:custom-shape draw:style-name="gr2" draw:text-style-name="P12" draw:layer="layout" svg:width="27cm" svg:height="0.8cm" svg:x="0.5cm" svg:y="7.7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7.7cm">
          <draw:text-box>
            <text:p text:style-name="P3"><text:span text:style-name="T8">Salvar</text:span></text:p>
          </draw:text-box>
        </draw:frame>
        <draw:frame draw:style-name="gr4" draw:text-style-name="P12" draw:layer="layout" svg:width="2.132cm" svg:height="0.95cm" svg:x="11.5cm" svg:y="3.05cm">
          <draw:text-box>
            <text:p text:style-name="P3"><text:span text:style-name="T9">Capas</text:span></text:p>
          </draw:text-box>
        </draw:frame>
        <draw:custom-shape draw:style-name="gr2" draw:text-style-name="P12" draw:layer="layout" svg:width="27cm" svg:height="0.8cm" svg:x="0.5cm" svg:y="18.2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18.2cm">
          <draw:text-box>
            <text:p text:style-name="P3"><text:span text:style-name="T8">Salvar</text:span></text:p>
          </draw:text-box>
        </draw:frame>
        <draw:frame draw:style-name="gr4" draw:layer="layout" svg:width="2.293cm" svg:height="1.038cm" svg:x="0.5cm" svg:y="6.5cm">
          <draw:text-box>
            <text:p text:style-name="P14">área 1</text:p>
          </draw:text-box>
        </draw:frame>
        <draw:custom-shape draw:style-name="gr7" draw:text-style-name="P15" draw:layer="layout" svg:width="1.5cm" svg:height="0.8cm" svg:x="25.9cm" svg:y="5.5cm">
          <text:p text:style-name="P14"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582cm" svg:height="0.78cm" svg:x="25.92cm" svg:y="5.52cm">
          <draw:text-box>
            <text:p text:style-name="P3"><text:span text:style-name="T10">Filtrar</text:span></text:p>
          </draw:text-box>
        </draw:frame>
        <draw:custom-shape draw:style-name="gr9" draw:text-style-name="P15" draw:layer="layout" svg:width="3.983cm" svg:height="0.8cm" svg:x="21.517cm" svg:y="5.5cm">
          <text:p text:style-name="P14"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.709cm" svg:height="0.78cm" svg:x="21.5cm" svg:y="5.52cm">
          <draw:text-box>
            <text:p text:style-name="P14"><text:span text:style-name="T11">área 1</text:span></text:p>
          </draw:text-box>
        </draw:frame>
        <draw:custom-shape draw:style-name="gr11" draw:text-style-name="P15" draw:layer="layout" svg:width="0.8cm" svg:height="0.8cm" svg:x="24.7cm" svg:y="5.5cm">
          <text:p text:style-name="P14"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7cm" svg:height="1.2cm" svg:x="0.5cm" svg:y="8.8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7cm" svg:height="1.2cm" svg:x="0.5cm" svg:y="10.3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7cm" svg:height="4.7cm" svg:x="0.5cm" svg:y="11.8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7cm" svg:height="1.2cm" svg:x="0.5cm" svg:y="16.8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868cm" svg:height="1.038cm" svg:x="0.632cm" svg:y="8.962cm">
          <draw:text-box>
            <text:p text:style-name="P14">Capa 01</text:p>
          </draw:text-box>
        </draw:frame>
        <draw:frame draw:style-name="gr4" draw:layer="layout" svg:width="2.894cm" svg:height="1.038cm" svg:x="0.606cm" svg:y="10.462cm">
          <draw:text-box>
            <text:p text:style-name="P14">Capa 02</text:p>
          </draw:text-box>
        </draw:frame>
        <draw:frame draw:style-name="gr4" draw:layer="layout" svg:width="2.894cm" svg:height="1.038cm" svg:x="0.606cm" svg:y="12cm">
          <draw:text-box>
            <text:p text:style-name="P14">Capa 03</text:p>
          </draw:text-box>
        </draw:frame>
        <draw:frame draw:style-name="gr4" draw:layer="layout" svg:width="2.894cm" svg:height="1.038cm" svg:x="0.606cm" svg:y="16.962cm">
          <draw:text-box>
            <text:p text:style-name="P14">Capa 04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" draw:text-style-name="P1" draw:layer="layout" svg:width="28cm" svg:height="1cm" svg:x="0cm" svg:y="0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3cm" svg:x="0cm" svg:y="1cm">
          <text:p text:style-name="P1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cm" svg:x="0cm" svg:y="20cm">
          <text:p text:style-name="P1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1.4cm" svg:y="3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16cm" svg:height="0.95cm" svg:x="0.347cm" svg:y="3.05cm">
          <draw:text-box>
            <text:p text:style-name="P3"><text:span text:style-name="T1">Escrever</text:span></text:p>
          </draw:text-box>
        </draw:frame>
        <draw:frame draw:style-name="gr4" draw:text-style-name="P4" draw:layer="layout" svg:width="2.974cm" svg:height="0.95cm" svg:x="3cm" svg:y="3.05cm">
          <draw:text-box>
            <text:p text:style-name="P3"><text:span text:style-name="T1">Gerenciar</text:span></text:p>
          </draw:text-box>
        </draw:frame>
        <draw:frame draw:style-name="gr4" draw:text-style-name="P4" draw:layer="layout" svg:width="1.891cm" svg:height="0.95cm" svg:x="6cm" svg:y="3.05cm">
          <draw:text-box>
            <text:p text:style-name="P3"><text:span text:style-name="T1">Tema</text:span></text:p>
          </draw:text-box>
        </draw:frame>
        <draw:frame draw:style-name="gr4" draw:text-style-name="P4" draw:layer="layout" svg:width="3.698cm" svg:height="0.95cm" svg:x="7.802cm" svg:y="3.05cm">
          <draw:text-box>
            <text:p text:style-name="P3"><text:span text:style-name="T1">Comentários</text:span></text:p>
          </draw:text-box>
        </draw:frame>
        <draw:frame draw:style-name="gr4" draw:text-style-name="P5" draw:layer="layout" svg:width="2.174cm" svg:height="0.78cm" svg:x="25.5cm" svg:y="3.22cm">
          <draw:text-box>
            <text:p text:style-name="P3"><text:span text:style-name="T2">Usuários</text:span></text:p>
          </draw:text-box>
        </draw:frame>
        <draw:frame draw:style-name="gr4" draw:text-style-name="P6" draw:layer="layout" svg:width="2.487cm" svg:height="0.78cm" svg:x="23.013cm" svg:y="3.22cm">
          <draw:text-box>
            <text:p text:style-name="P3"><text:span text:style-name="T2">Extensões</text:span></text:p>
          </draw:text-box>
        </draw:frame>
        <draw:frame draw:style-name="gr4" draw:text-style-name="P5" draw:layer="layout" svg:width="1.967cm" svg:height="0.78cm" svg:x="21.033cm" svg:y="3.22cm">
          <draw:text-box>
            <text:p text:style-name="P3"><text:span text:style-name="T2">Opções</text:span></text:p>
          </draw:text-box>
        </draw:frame>
        <draw:frame draw:style-name="gr4" draw:text-style-name="P7" draw:layer="layout" svg:width="3.046cm" svg:height="1.826cm" svg:x="0.454cm" svg:y="1cm">
          <draw:text-box>
            <text:p text:style-name="P3"><text:span text:style-name="T3">Blog</text:span></text:p>
          </draw:text-box>
        </draw:frame>
        <draw:frame draw:style-name="gr4" draw:text-style-name="P8" draw:layer="layout" svg:width="1.569cm" svg:height="0.738cm" svg:x="0.431cm" svg:y="0.262cm">
          <draw:text-box>
            <text:p text:style-name="P3"><text:span text:style-name="T4">Painel</text:span></text:p>
          </draw:text-box>
        </draw:frame>
        <draw:frame draw:style-name="gr4" draw:text-style-name="P8" draw:layer="layout" svg:width="1.56cm" svg:height="0.738cm" svg:x="26cm" svg:y="0.262cm">
          <draw:text-box>
            <text:p text:style-name="P3"><text:span text:style-name="T4">logout</text:span></text:p>
          </draw:text-box>
        </draw:frame>
        <draw:frame draw:style-name="gr4" draw:text-style-name="P8" draw:layer="layout" svg:width="0.604cm" svg:height="0.738cm" svg:x="25.5cm" svg:y="0.262cm">
          <draw:text-box>
            <text:p text:style-name="P3"><text:span text:style-name="T4">|</text:span></text:p>
          </draw:text-box>
        </draw:frame>
        <draw:frame draw:style-name="gr4" draw:text-style-name="P8" draw:layer="layout" svg:width="1.776cm" svg:height="0.738cm" svg:x="24cm" svg:y="0.262cm">
          <draw:text-box>
            <text:p text:style-name="P3"><text:span text:style-name="T4">usuário</text:span></text:p>
          </draw:text-box>
        </draw:frame>
        <draw:frame draw:style-name="gr4" draw:text-style-name="P9" draw:layer="layout" svg:width="1.933cm" svg:height="0.869cm" svg:x="0.5cm" svg:y="4.131cm">
          <draw:text-box>
            <text:p text:style-name="P3"><text:span text:style-name="T6">Capas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4" draw:text-style-name="P9" draw:layer="layout" svg:width="1.797cm" svg:height="0.869cm" svg:x="2.5cm" svg:y="4.131cm">
          <draw:text-box>
            <text:p text:style-name="P3"><text:span text:style-name="T5">Areas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10" draw:layer="layout" svg:width="2.458cm" svg:height="0.869cm" svg:x="4.5cm" svg:y="4.131cm">
          <draw:text-box>
            <text:p text:style-name="P3"><text:span text:style-name="T6">Usuários</text:span></text:p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" draw:text-style-name="P11" draw:layer="layout" svg:width="2.708cm" svg:height="1.301cm" svg:x="0.5cm" svg:y="5.199cm">
          <draw:text-box>
            <text:p text:style-name="P3"><text:span text:style-name="T7">Áreas</text:span></text:p>
          </draw:text-box>
        </draw:frame>
        <draw:line draw:style-name="gr5" draw:text-style-name="P2" draw:layer="layout" svg:x1="0.5cm" svg:y1="6.4cm" svg:x2="27.5cm" svg:y2="6.4cm">
          <text:p text:style-name="P14"/>
        </draw:line>
        <draw:frame draw:style-name="gr4" draw:text-style-name="P5" draw:layer="layout" svg:width="2.589cm" svg:height="0.78cm" svg:x="0.411cm" svg:y="20.22cm">
          <draw:text-box>
            <text:p text:style-name="P3"><text:span text:style-name="T2">WordPress</text:span></text:p>
          </draw:text-box>
        </draw:frame>
        <draw:custom-shape draw:style-name="gr2" draw:text-style-name="P12" draw:layer="layout" svg:width="27cm" svg:height="0.8cm" svg:x="0.5cm" svg:y="6.7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6.7cm">
          <draw:text-box>
            <text:p text:style-name="P3"><text:span text:style-name="T8">Apagar</text:span></text:p>
          </draw:text-box>
        </draw:frame>
        <draw:custom-shape draw:style-name="gr14" draw:text-style-name="P12" draw:layer="layout" svg:width="27cm" svg:height="0.8cm" svg:x="0.5cm" svg:y="7.9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399cm" svg:height="0.78cm" svg:x="1.6cm" svg:y="7.92cm">
          <draw:text-box>
            <text:p text:style-name="P3"><text:span text:style-name="T2">Área</text:span></text:p>
          </draw:text-box>
        </draw:frame>
        <draw:frame draw:style-name="gr4" draw:text-style-name="P5" draw:layer="layout" svg:width="2.703cm" svg:height="0.78cm" svg:x="24.4cm" svg:y="7.92cm">
          <draw:text-box>
            <text:p text:style-name="P3"><text:span text:style-name="T2">Quantidade</text:span></text:p>
          </draw:text-box>
        </draw:frame>
        <draw:custom-shape draw:style-name="gr9" draw:text-style-name="P5" draw:layer="layout" svg:width="0.5cm" svg:height="0.5cm" svg:x="0.7cm" svg:y="8.1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7cm" svg:height="1cm" svg:x="0.5cm" svg:y="8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9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534cm" svg:height="0.78cm" svg:x="1.579cm" svg:y="8.92cm">
          <draw:text-box>
            <text:p text:style-name="P3"><text:span text:style-name="T10">Destaques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" draw:text-style-name="P15" draw:layer="layout" svg:width="0.739cm" svg:height="0.78cm" svg:x="25.4cm" svg:y="8.92cm">
          <draw:text-box>
            <text:p text:style-name="P3"><text:span text:style-name="T10">8</text:span></text:p>
          </draw:text-box>
        </draw:frame>
        <draw:custom-shape draw:style-name="gr9" draw:text-style-name="P5" draw:layer="layout" svg:width="27cm" svg:height="1cm" svg:x="0.5cm" svg:y="9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0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034cm" svg:height="0.78cm" svg:x="1.579cm" svg:y="9.92cm">
          <draw:text-box>
            <text:p text:style-name="P3"><text:span text:style-name="T10">Notícias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" draw:text-style-name="P15" draw:layer="layout" svg:width="0.739cm" svg:height="0.78cm" svg:x="25.4cm" svg:y="9.92cm">
          <draw:text-box>
            <text:p text:style-name="P3"><text:span text:style-name="T10">5</text:span></text:p>
          </draw:text-box>
        </draw:frame>
        <draw:custom-shape draw:style-name="gr9" draw:text-style-name="P5" draw:layer="layout" svg:width="27cm" svg:height="1cm" svg:x="0.5cm" svg:y="10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1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.827cm" svg:height="0.78cm" svg:x="1.579cm" svg:y="10.92cm">
          <draw:text-box>
            <text:p text:style-name="P3"><text:span text:style-name="T10">Vídeos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" draw:text-style-name="P15" draw:layer="layout" svg:width="0.739cm" svg:height="0.78cm" svg:x="25.4cm" svg:y="10.92cm">
          <draw:text-box>
            <text:p text:style-name="P3"><text:span text:style-name="T10">6</text:span></text:p>
          </draw:text-box>
        </draw:frame>
        <draw:frame draw:style-name="gr4" draw:text-style-name="P19" draw:layer="layout" svg:width="6.039cm" svg:height="1.301cm" svg:x="0.5cm" svg:y="12cm">
          <draw:text-box>
            <text:p text:style-name="P3"><text:span text:style-name="T7">Adicionar</text:span><text:span text:style-name="T12"> </text:span><text:span text:style-name="T7">Área</text:span></text:p>
          </draw:text-box>
        </draw:frame>
        <draw:line draw:style-name="gr5" draw:text-style-name="P2" draw:layer="layout" svg:x1="0.5cm" svg:y1="13.201cm" svg:x2="27.5cm" svg:y2="13.201cm">
          <text:p text:style-name="P14"/>
        </draw:line>
        <draw:custom-shape draw:style-name="gr2" draw:text-style-name="P15" draw:layer="layout" svg:width="27cm" svg:height="1.5cm" svg:x="0.5cm" svg:y="13.5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1.683cm" svg:height="0.797cm" svg:x="0.937cm" svg:y="13.703cm">
          <draw:text-box>
            <text:p text:style-name="P3"><text:span text:style-name="T13">Nome</text:span></text:p>
          </draw:text-box>
        </draw:frame>
        <draw:custom-shape draw:style-name="gr9" draw:text-style-name="P15" draw:layer="layout" svg:width="8cm" svg:height="0.8cm" svg:x="6.5cm" svg:y="13.7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7cm" svg:height="1.5cm" svg:x="0.5cm" svg:y="15.2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.835cm" svg:height="0.797cm" svg:x="0.937cm" svg:y="15.403cm">
          <draw:text-box>
            <text:p text:style-name="P3"><text:span text:style-name="T13">Quantidade</text:span></text:p>
          </draw:text-box>
        </draw:frame>
        <draw:custom-shape draw:style-name="gr9" draw:text-style-name="P15" draw:layer="layout" svg:width="8cm" svg:height="0.8cm" svg:x="6.5cm" svg:y="15.4cm">
          <text:p text:style-name="P14"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3.4cm" svg:height="0.8cm" svg:x="0.6cm" svg:y="17cm">
          <text:p text:style-name="P14"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3.288cm" svg:height="0.78cm" svg:x="0.62cm" svg:y="17.02cm">
          <draw:text-box>
            <text:p text:style-name="P3"><text:span text:style-name="T10">Adicionar Área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" draw:text-style-name="P12" draw:layer="layout" svg:width="2.132cm" svg:height="0.95cm" svg:x="11.5cm" svg:y="3.05cm">
          <draw:text-box>
            <text:p text:style-name="P3"><text:span text:style-name="T9">Capa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" draw:text-style-name="P1" draw:layer="layout" svg:width="28cm" svg:height="1cm" svg:x="0cm" svg:y="0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3cm" svg:x="0cm" svg:y="1cm">
          <text:p text:style-name="P1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cm" svg:x="0cm" svg:y="20cm">
          <text:p text:style-name="P1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1.4cm" svg:y="3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16cm" svg:height="0.95cm" svg:x="0.347cm" svg:y="3.05cm">
          <draw:text-box>
            <text:p text:style-name="P3"><text:span text:style-name="T1">Escrever</text:span></text:p>
          </draw:text-box>
        </draw:frame>
        <draw:frame draw:style-name="gr4" draw:text-style-name="P4" draw:layer="layout" svg:width="2.974cm" svg:height="0.95cm" svg:x="3cm" svg:y="3.05cm">
          <draw:text-box>
            <text:p text:style-name="P3"><text:span text:style-name="T1">Gerenciar</text:span></text:p>
          </draw:text-box>
        </draw:frame>
        <draw:frame draw:style-name="gr4" draw:text-style-name="P4" draw:layer="layout" svg:width="1.891cm" svg:height="0.95cm" svg:x="6cm" svg:y="3.05cm">
          <draw:text-box>
            <text:p text:style-name="P3"><text:span text:style-name="T1">Tema</text:span></text:p>
          </draw:text-box>
        </draw:frame>
        <draw:frame draw:style-name="gr4" draw:text-style-name="P4" draw:layer="layout" svg:width="3.698cm" svg:height="0.95cm" svg:x="7.802cm" svg:y="3.05cm">
          <draw:text-box>
            <text:p text:style-name="P3"><text:span text:style-name="T1">Comentários</text:span></text:p>
          </draw:text-box>
        </draw:frame>
        <draw:frame draw:style-name="gr4" draw:text-style-name="P5" draw:layer="layout" svg:width="2.174cm" svg:height="0.78cm" svg:x="25.5cm" svg:y="3.22cm">
          <draw:text-box>
            <text:p text:style-name="P3"><text:span text:style-name="T2">Usuários</text:span></text:p>
          </draw:text-box>
        </draw:frame>
        <draw:frame draw:style-name="gr4" draw:text-style-name="P6" draw:layer="layout" svg:width="2.487cm" svg:height="0.78cm" svg:x="23.013cm" svg:y="3.22cm">
          <draw:text-box>
            <text:p text:style-name="P3"><text:span text:style-name="T2">Extensões</text:span></text:p>
          </draw:text-box>
        </draw:frame>
        <draw:frame draw:style-name="gr4" draw:text-style-name="P5" draw:layer="layout" svg:width="1.967cm" svg:height="0.78cm" svg:x="21.033cm" svg:y="3.22cm">
          <draw:text-box>
            <text:p text:style-name="P3"><text:span text:style-name="T2">Opções</text:span></text:p>
          </draw:text-box>
        </draw:frame>
        <draw:frame draw:style-name="gr4" draw:text-style-name="P7" draw:layer="layout" svg:width="3.046cm" svg:height="1.826cm" svg:x="0.454cm" svg:y="1cm">
          <draw:text-box>
            <text:p text:style-name="P3"><text:span text:style-name="T3">Blog</text:span></text:p>
          </draw:text-box>
        </draw:frame>
        <draw:frame draw:style-name="gr4" draw:text-style-name="P8" draw:layer="layout" svg:width="1.569cm" svg:height="0.738cm" svg:x="0.431cm" svg:y="0.262cm">
          <draw:text-box>
            <text:p text:style-name="P3"><text:span text:style-name="T4">Painel</text:span></text:p>
          </draw:text-box>
        </draw:frame>
        <draw:frame draw:style-name="gr4" draw:text-style-name="P8" draw:layer="layout" svg:width="1.56cm" svg:height="0.738cm" svg:x="26cm" svg:y="0.262cm">
          <draw:text-box>
            <text:p text:style-name="P3"><text:span text:style-name="T4">logout</text:span></text:p>
          </draw:text-box>
        </draw:frame>
        <draw:frame draw:style-name="gr4" draw:text-style-name="P8" draw:layer="layout" svg:width="0.604cm" svg:height="0.738cm" svg:x="25.5cm" svg:y="0.262cm">
          <draw:text-box>
            <text:p text:style-name="P3"><text:span text:style-name="T4">|</text:span></text:p>
          </draw:text-box>
        </draw:frame>
        <draw:frame draw:style-name="gr4" draw:text-style-name="P8" draw:layer="layout" svg:width="1.776cm" svg:height="0.738cm" svg:x="24cm" svg:y="0.262cm">
          <draw:text-box>
            <text:p text:style-name="P3"><text:span text:style-name="T4">usuário</text:span></text:p>
          </draw:text-box>
        </draw:frame>
        <draw:frame draw:style-name="gr4" draw:text-style-name="P9" draw:layer="layout" svg:width="1.933cm" svg:height="0.869cm" svg:x="0.5cm" svg:y="4.131cm">
          <draw:text-box>
            <text:p text:style-name="P3"><text:span text:style-name="T6">Capas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4" draw:text-style-name="P9" draw:layer="layout" svg:width="1.797cm" svg:height="0.869cm" svg:x="2.5cm" svg:y="4.131cm">
          <draw:text-box>
            <text:p text:style-name="P3"><text:span text:style-name="T5">Areas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10" draw:layer="layout" svg:width="2.458cm" svg:height="0.869cm" svg:x="4.5cm" svg:y="4.131cm">
          <draw:text-box>
            <text:p text:style-name="P3"><text:span text:style-name="T6">Usuários</text:span></text:p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" draw:text-style-name="P11" draw:layer="layout" svg:width="2.708cm" svg:height="1.301cm" svg:x="0.5cm" svg:y="5.199cm">
          <draw:text-box>
            <text:p text:style-name="P3"><text:span text:style-name="T7">Áreas</text:span></text:p>
          </draw:text-box>
        </draw:frame>
        <draw:line draw:style-name="gr5" draw:text-style-name="P2" draw:layer="layout" svg:x1="0.5cm" svg:y1="6.4cm" svg:x2="27.5cm" svg:y2="6.4cm">
          <text:p text:style-name="P14"/>
        </draw:line>
        <draw:frame draw:style-name="gr4" draw:text-style-name="P5" draw:layer="layout" svg:width="2.589cm" svg:height="0.78cm" svg:x="0.411cm" svg:y="20.22cm">
          <draw:text-box>
            <text:p text:style-name="P3"><text:span text:style-name="T2">WordPress</text:span></text:p>
          </draw:text-box>
        </draw:frame>
        <draw:custom-shape draw:style-name="gr2" draw:text-style-name="P12" draw:layer="layout" svg:width="27cm" svg:height="0.8cm" svg:x="0.5cm" svg:y="6.7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6.7cm">
          <draw:text-box>
            <text:p text:style-name="P3"><text:span text:style-name="T8">Apagar</text:span></text:p>
          </draw:text-box>
        </draw:frame>
        <draw:custom-shape draw:style-name="gr14" draw:text-style-name="P12" draw:layer="layout" svg:width="27cm" svg:height="0.8cm" svg:x="0.5cm" svg:y="7.9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399cm" svg:height="0.78cm" svg:x="1.6cm" svg:y="7.92cm">
          <draw:text-box>
            <text:p text:style-name="P3"><text:span text:style-name="T2">Área</text:span></text:p>
          </draw:text-box>
        </draw:frame>
        <draw:frame draw:style-name="gr4" draw:text-style-name="P5" draw:layer="layout" svg:width="2.703cm" svg:height="0.78cm" svg:x="24.4cm" svg:y="7.92cm">
          <draw:text-box>
            <text:p text:style-name="P3"><text:span text:style-name="T2">Quantidade</text:span></text:p>
          </draw:text-box>
        </draw:frame>
        <draw:custom-shape draw:style-name="gr9" draw:text-style-name="P5" draw:layer="layout" svg:width="0.5cm" svg:height="0.5cm" svg:x="0.7cm" svg:y="8.1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7cm" svg:height="1cm" svg:x="0.5cm" svg:y="8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9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534cm" svg:height="0.78cm" svg:x="1.579cm" svg:y="8.92cm">
          <draw:text-box>
            <text:p text:style-name="P3"><text:span text:style-name="T10">Destaques</text:span></text:p>
          </draw:text-box>
        </draw:frame>
        <draw:frame draw:style-name="gr4" draw:text-style-name="P15" draw:layer="layout" svg:width="0.739cm" svg:height="0.78cm" svg:x="25.4cm" svg:y="8.92cm">
          <draw:text-box>
            <text:p text:style-name="P3"><text:span text:style-name="T10">8</text:span></text:p>
          </draw:text-box>
        </draw:frame>
        <draw:custom-shape draw:style-name="gr9" draw:text-style-name="P5" draw:layer="layout" svg:width="27cm" svg:height="1cm" svg:x="0.5cm" svg:y="9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0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034cm" svg:height="0.78cm" svg:x="1.579cm" svg:y="9.92cm">
          <draw:text-box>
            <text:p text:style-name="P3"><text:span text:style-name="T10">Notícias</text:span></text:p>
          </draw:text-box>
        </draw:frame>
        <draw:frame draw:style-name="gr4" draw:text-style-name="P15" draw:layer="layout" svg:width="0.739cm" svg:height="0.78cm" svg:x="25.4cm" svg:y="9.92cm">
          <draw:text-box>
            <text:p text:style-name="P3"><text:span text:style-name="T10">5</text:span></text:p>
          </draw:text-box>
        </draw:frame>
        <draw:custom-shape draw:style-name="gr9" draw:text-style-name="P5" draw:layer="layout" svg:width="27cm" svg:height="1cm" svg:x="0.5cm" svg:y="10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1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.827cm" svg:height="0.78cm" svg:x="1.579cm" svg:y="10.92cm">
          <draw:text-box>
            <text:p text:style-name="P3"><text:span text:style-name="T10">Vídeos</text:span></text:p>
          </draw:text-box>
        </draw:frame>
        <draw:frame draw:style-name="gr4" draw:text-style-name="P15" draw:layer="layout" svg:width="0.739cm" svg:height="0.78cm" svg:x="25.4cm" svg:y="10.92cm">
          <draw:text-box>
            <text:p text:style-name="P3"><text:span text:style-name="T10">6</text:span></text:p>
          </draw:text-box>
        </draw:frame>
        <draw:frame draw:style-name="gr4" draw:text-style-name="P19" draw:layer="layout" svg:width="4.731cm" svg:height="1.301cm" svg:x="0.5cm" svg:y="12cm">
          <draw:text-box>
            <text:p text:style-name="P3"><text:span text:style-name="T7">Editar</text:span><text:span text:style-name="T12"> </text:span><text:span text:style-name="T7">Área</text:span></text:p>
          </draw:text-box>
        </draw:frame>
        <draw:line draw:style-name="gr5" draw:text-style-name="P2" draw:layer="layout" svg:x1="0.5cm" svg:y1="13.201cm" svg:x2="27.5cm" svg:y2="13.201cm">
          <text:p text:style-name="P14"/>
        </draw:line>
        <draw:custom-shape draw:style-name="gr2" draw:text-style-name="P15" draw:layer="layout" svg:width="27cm" svg:height="1.5cm" svg:x="0.5cm" svg:y="13.5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1.683cm" svg:height="0.797cm" svg:x="0.937cm" svg:y="13.703cm">
          <draw:text-box>
            <text:p text:style-name="P3"><text:span text:style-name="T13">Nome</text:span></text:p>
          </draw:text-box>
        </draw:frame>
        <draw:custom-shape draw:style-name="gr9" draw:text-style-name="P15" draw:layer="layout" svg:width="8cm" svg:height="0.8cm" svg:x="6.5cm" svg:y="13.7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27cm" svg:height="1.5cm" svg:x="0.5cm" svg:y="15.2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.835cm" svg:height="0.797cm" svg:x="0.937cm" svg:y="15.403cm">
          <draw:text-box>
            <text:p text:style-name="P3"><text:span text:style-name="T13">Quantidade</text:span></text:p>
          </draw:text-box>
        </draw:frame>
        <draw:custom-shape draw:style-name="gr9" draw:text-style-name="P15" draw:layer="layout" svg:width="8cm" svg:height="0.8cm" svg:x="6.5cm" svg:y="15.4cm">
          <text:p text:style-name="P14"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.9cm" svg:height="0.8cm" svg:x="0.6cm" svg:y="17cm">
          <text:p text:style-name="P14"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627cm" svg:height="0.78cm" svg:x="0.62cm" svg:y="17.02cm">
          <draw:text-box>
            <text:p text:style-name="P3"><text:span text:style-name="T10">Editar Área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12" draw:layer="layout" svg:width="2.132cm" svg:height="0.95cm" svg:x="11.5cm" svg:y="3.05cm">
          <draw:text-box>
            <text:p text:style-name="P3"><text:span text:style-name="T9">Capas</text:span></text:p>
          </draw:text-box>
        </draw:frame>
        <draw:frame draw:style-name="gr4" draw:text-style-name="P21" draw:layer="layout" svg:width="2.534cm" svg:height="0.78cm" svg:x="6.466cm" svg:y="13.72cm">
          <draw:text-box>
            <text:p text:style-name="P14"><text:span text:style-name="T11">Destaques</text:span></text:p>
          </draw:text-box>
        </draw:frame>
        <draw:frame draw:style-name="gr4" draw:text-style-name="P21" draw:layer="layout" svg:width="0.739cm" svg:height="0.78cm" svg:x="6.5cm" svg:y="15.5cm">
          <draw:text-box>
            <text:p text:style-name="P14"><text:span text:style-name="T11">8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" draw:text-style-name="P1" draw:layer="layout" svg:width="28cm" svg:height="1cm" svg:x="0cm" svg:y="0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3cm" svg:x="0cm" svg:y="1cm">
          <text:p text:style-name="P1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cm" svg:x="0cm" svg:y="20cm">
          <text:p text:style-name="P1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1.4cm" svg:y="3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16cm" svg:height="0.95cm" svg:x="0.347cm" svg:y="3.05cm">
          <draw:text-box>
            <text:p text:style-name="P3"><text:span text:style-name="T1">Escrever</text:span></text:p>
          </draw:text-box>
        </draw:frame>
        <draw:frame draw:style-name="gr4" draw:text-style-name="P4" draw:layer="layout" svg:width="2.974cm" svg:height="0.95cm" svg:x="3cm" svg:y="3.05cm">
          <draw:text-box>
            <text:p text:style-name="P3"><text:span text:style-name="T1">Gerenciar</text:span></text:p>
          </draw:text-box>
        </draw:frame>
        <draw:frame draw:style-name="gr4" draw:text-style-name="P4" draw:layer="layout" svg:width="1.891cm" svg:height="0.95cm" svg:x="6cm" svg:y="3.05cm">
          <draw:text-box>
            <text:p text:style-name="P3"><text:span text:style-name="T1">Tema</text:span></text:p>
          </draw:text-box>
        </draw:frame>
        <draw:frame draw:style-name="gr4" draw:text-style-name="P4" draw:layer="layout" svg:width="3.698cm" svg:height="0.95cm" svg:x="7.802cm" svg:y="3.05cm">
          <draw:text-box>
            <text:p text:style-name="P3"><text:span text:style-name="T1">Comentários</text:span></text:p>
          </draw:text-box>
        </draw:frame>
        <draw:frame draw:style-name="gr4" draw:text-style-name="P5" draw:layer="layout" svg:width="2.174cm" svg:height="0.78cm" svg:x="25.5cm" svg:y="3.22cm">
          <draw:text-box>
            <text:p text:style-name="P3"><text:span text:style-name="T2">Usuários</text:span></text:p>
          </draw:text-box>
        </draw:frame>
        <draw:frame draw:style-name="gr4" draw:text-style-name="P6" draw:layer="layout" svg:width="2.487cm" svg:height="0.78cm" svg:x="23.013cm" svg:y="3.22cm">
          <draw:text-box>
            <text:p text:style-name="P3"><text:span text:style-name="T2">Extensões</text:span></text:p>
          </draw:text-box>
        </draw:frame>
        <draw:frame draw:style-name="gr4" draw:text-style-name="P5" draw:layer="layout" svg:width="1.967cm" svg:height="0.78cm" svg:x="21.033cm" svg:y="3.22cm">
          <draw:text-box>
            <text:p text:style-name="P3"><text:span text:style-name="T2">Opções</text:span></text:p>
          </draw:text-box>
        </draw:frame>
        <draw:frame draw:style-name="gr4" draw:text-style-name="P7" draw:layer="layout" svg:width="3.046cm" svg:height="1.826cm" svg:x="0.454cm" svg:y="1cm">
          <draw:text-box>
            <text:p text:style-name="P3"><text:span text:style-name="T3">Blog</text:span></text:p>
          </draw:text-box>
        </draw:frame>
        <draw:frame draw:style-name="gr4" draw:text-style-name="P8" draw:layer="layout" svg:width="1.569cm" svg:height="0.738cm" svg:x="0.431cm" svg:y="0.262cm">
          <draw:text-box>
            <text:p text:style-name="P3"><text:span text:style-name="T4">Painel</text:span></text:p>
          </draw:text-box>
        </draw:frame>
        <draw:frame draw:style-name="gr4" draw:text-style-name="P8" draw:layer="layout" svg:width="1.56cm" svg:height="0.738cm" svg:x="26cm" svg:y="0.262cm">
          <draw:text-box>
            <text:p text:style-name="P3"><text:span text:style-name="T4">logout</text:span></text:p>
          </draw:text-box>
        </draw:frame>
        <draw:frame draw:style-name="gr4" draw:text-style-name="P8" draw:layer="layout" svg:width="0.604cm" svg:height="0.738cm" svg:x="25.5cm" svg:y="0.262cm">
          <draw:text-box>
            <text:p text:style-name="P3"><text:span text:style-name="T4">|</text:span></text:p>
          </draw:text-box>
        </draw:frame>
        <draw:frame draw:style-name="gr4" draw:text-style-name="P8" draw:layer="layout" svg:width="1.776cm" svg:height="0.738cm" svg:x="24cm" svg:y="0.262cm">
          <draw:text-box>
            <text:p text:style-name="P3"><text:span text:style-name="T4">usuário</text:span></text:p>
          </draw:text-box>
        </draw:frame>
        <draw:frame draw:style-name="gr4" draw:text-style-name="P9" draw:layer="layout" svg:width="1.933cm" svg:height="0.869cm" svg:x="0.5cm" svg:y="4.131cm">
          <draw:text-box>
            <text:p text:style-name="P3"><text:span text:style-name="T6">Capas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4" draw:text-style-name="P9" draw:layer="layout" svg:width="1.797cm" svg:height="0.869cm" svg:x="2.5cm" svg:y="4.131cm">
          <draw:text-box>
            <text:p text:style-name="P3"><text:span text:style-name="T6">Areas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10" draw:layer="layout" svg:width="2.458cm" svg:height="0.869cm" svg:x="4.5cm" svg:y="4.131cm">
          <draw:text-box>
            <text:p text:style-name="P3"><text:span text:style-name="T5">Usuários</text:span></text:p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" draw:text-style-name="P11" draw:layer="layout" svg:width="3.838cm" svg:height="1.301cm" svg:x="0.5cm" svg:y="5.199cm">
          <draw:text-box>
            <text:p text:style-name="P3"><text:span text:style-name="T7">Usuários</text:span></text:p>
          </draw:text-box>
        </draw:frame>
        <draw:line draw:style-name="gr5" draw:text-style-name="P2" draw:layer="layout" svg:x1="0.5cm" svg:y1="6.4cm" svg:x2="27.5cm" svg:y2="6.4cm">
          <text:p text:style-name="P14"/>
        </draw:line>
        <draw:frame draw:style-name="gr4" draw:text-style-name="P5" draw:layer="layout" svg:width="2.589cm" svg:height="0.78cm" svg:x="0.411cm" svg:y="20.22cm">
          <draw:text-box>
            <text:p text:style-name="P3"><text:span text:style-name="T2">WordPress</text:span></text:p>
          </draw:text-box>
        </draw:frame>
        <draw:custom-shape draw:style-name="gr2" draw:text-style-name="P12" draw:layer="layout" svg:width="27cm" svg:height="0.8cm" svg:x="0.5cm" svg:y="7.7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7.7cm">
          <draw:text-box>
            <text:p text:style-name="P3"><text:span text:style-name="T8">Salvar</text:span></text:p>
          </draw:text-box>
        </draw:frame>
        <draw:custom-shape draw:style-name="gr14" draw:text-style-name="P12" draw:layer="layout" svg:width="27cm" svg:height="0.8cm" svg:x="0.5cm" svg:y="8.9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399cm" svg:height="0.78cm" svg:x="4.987cm" svg:y="9cm">
          <draw:text-box>
            <text:p text:style-name="P3"><text:span text:style-name="T2">Área</text:span></text:p>
          </draw:text-box>
        </draw:frame>
        <draw:frame draw:style-name="gr4" draw:text-style-name="P5" draw:layer="layout" svg:width="1.865cm" svg:height="0.78cm" svg:x="1.797cm" svg:y="9cm">
          <draw:text-box>
            <text:p text:style-name="P3"><text:span text:style-name="T2">Padrão</text:span></text:p>
          </draw:text-box>
        </draw:frame>
        <draw:custom-shape draw:style-name="gr9" draw:text-style-name="P5" draw:layer="layout" svg:width="0.5cm" svg:height="0.5cm" svg:x="0.7cm" svg:y="9.1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7cm" svg:height="1cm" svg:x="0.5cm" svg:y="9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0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034cm" svg:height="0.78cm" svg:x="4.966cm" svg:y="10cm">
          <draw:text-box>
            <text:p text:style-name="P3"><text:span text:style-name="T10">Notícias</text:span></text:p>
          </draw:text-box>
        </draw:frame>
        <draw:custom-shape draw:style-name="gr9" draw:text-style-name="P5" draw:layer="layout" svg:width="27cm" svg:height="1cm" svg:x="0.5cm" svg:y="10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1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598cm" svg:height="0.78cm" svg:x="4.966cm" svg:y="11cm">
          <draw:text-box>
            <text:p text:style-name="P3"><text:span text:style-name="T10">-- Na Mídia</text:span></text:p>
          </draw:text-box>
        </draw:frame>
        <draw:custom-shape draw:style-name="gr9" draw:text-style-name="P5" draw:layer="layout" svg:width="27cm" svg:height="1cm" svg:x="0.5cm" svg:y="11.7cm">
          <text:p text:style-name="P14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7cm" svg:y="12cm">
          <text:p text:style-name="P14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.827cm" svg:height="0.78cm" svg:x="4.966cm" svg:y="12cm">
          <draw:text-box>
            <text:p text:style-name="P3"><text:span text:style-name="T10">Vídeos</text:span></text:p>
          </draw:text-box>
        </draw:frame>
        <draw:frame draw:style-name="gr4" draw:text-style-name="P12" draw:layer="layout" svg:width="2.132cm" svg:height="0.95cm" svg:x="11.5cm" svg:y="3.05cm">
          <draw:text-box>
            <text:p text:style-name="P3"><text:span text:style-name="T9">Capas</text:span></text:p>
          </draw:text-box>
        </draw:frame>
        <draw:custom-shape draw:style-name="gr2" draw:text-style-name="P12" draw:layer="layout" svg:width="27cm" svg:height="0.8cm" svg:x="0.5cm" svg:y="13.1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874cm" svg:height="0.78cm" svg:x="0.5cm" svg:y="13.1cm">
          <draw:text-box>
            <text:p text:style-name="P3"><text:span text:style-name="T8">Salvar</text:span></text:p>
          </draw:text-box>
        </draw:frame>
        <draw:frame draw:style-name="gr4" draw:layer="layout" svg:width="2.225cm" svg:height="1.038cm" svg:x="0.5cm" svg:y="6.5cm">
          <draw:text-box>
            <text:p text:style-name="P14">admin</text:p>
          </draw:text-box>
        </draw:frame>
        <draw:custom-shape draw:style-name="gr9" draw:text-style-name="P1" draw:layer="layout" svg:width="0.5cm" svg:height="0.5cm" svg:x="2.4cm" svg:y="10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0.5cm" svg:height="0.5cm" svg:x="2.4cm" svg:y="1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0.5cm" svg:height="0.5cm" svg:x="2.4cm" svg:y="12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5" draw:layer="layout" svg:width="1.5cm" svg:height="0.8cm" svg:x="25.9cm" svg:y="5.5cm">
          <text:p text:style-name="P14"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582cm" svg:height="0.78cm" svg:x="25.92cm" svg:y="5.52cm">
          <draw:text-box>
            <text:p text:style-name="P3"><text:span text:style-name="T10">Filtrar</text:span></text:p>
          </draw:text-box>
        </draw:frame>
        <draw:custom-shape draw:style-name="gr9" draw:text-style-name="P15" draw:layer="layout" svg:width="3.983cm" svg:height="0.8cm" svg:x="21.517cm" svg:y="5.5cm">
          <text:p text:style-name="P14"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.658cm" svg:height="0.78cm" svg:x="21.5cm" svg:y="5.52cm">
          <draw:text-box>
            <text:p text:style-name="P14"><text:span text:style-name="T11">admin</text:span></text:p>
          </draw:text-box>
        </draw:frame>
        <draw:custom-shape draw:style-name="gr11" draw:text-style-name="P15" draw:layer="layout" svg:width="0.8cm" svg:height="0.8cm" svg:x="24.7cm" svg:y="5.5cm">
          <text:p text:style-name="P14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Marcelo Costa</meta:initial-creator>
    <meta:creation-date>2008-04-02T15:34:33</meta:creation-date>
    <dc:creator>Marcelo Costa</dc:creator>
    <dc:date>2008-05-14T16:25:41</dc:date>
    <meta:editing-cycles>13</meta:editing-cycles>
    <meta:editing-duration>PT3H57M54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223"/>
  </office:meta>
</office:document-meta>
</file>